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padding="0.074cm" fo:border-left="none" fo:border-right="none" fo:border-top="none" fo:border-bottom="0.06pt solid #000000" style:join-border="false"/>
    </style:style>
    <style:style style:name="P4"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 Report</text:p>
      <text:p text:style-name="Standard"/>
      <text:p text:style-name="Standard">The model parameters have been uploaded in the following section:</text:p>
      <text:p text:style-name="Standard"><text:a xlink:type="simple" xlink:href="https://drive.google.com/drive/folders/1q6rhn_qXECvt7P1u-YhW2l859D0g8BSa">https://drive.google.com/drive/folders/1q6rhn_qXECvt7P1u-YhW2l859D0g8BSa</text:a></text:p>
      <text:p text:style-name="Standard"/>
      <text:p text:style-name="Standard">Some notable observations:</text:p>
      <text:p text:style-name="Standard"/>
      <text:list xml:id="list464874617" text:style-name="L1">
        <text:list-item>
          <text:p text:style-name="P4">It takes longer time to train LSTM-based model compared to the GRU-based model.</text:p>
        </text:list-item>
        <text:list-item>
          <text:p text:style-name="P4">The training and test accuracy of GRU is better than that of LSTM</text:p>
        </text:list-item>
        <text:list-item>
          <text:p text:style-name="P4">As we increase the number of hidden units, the test accuracy gradually improves because of increasing generalisation, but the training accuracy becomes higher as we keep on increasing from 32 to 64 because of overfitting.</text:p>
        </text:list-item>
      </text:list>
      <text:p text:style-name="Standard"/>
      <text:p text:style-name="Standard">The experimental observations:</text:p>
      <text:p text:style-name="Standard"/>
      <text:p text:style-name="P1">python main.py --train --model='lstm' –hidden_unit=32</text:p>
      <text:p text:style-name="Standard"/>
      <text:p text:style-name="Standard">Train accuracy after 1 epochs: 68.75 </text:p>
      <text:p text:style-name="Standard">Train accuracy after 2 epochs: 71.875 </text:p>
      <text:p text:style-name="Standard">Train accuracy after 3 epochs: 78.125 </text:p>
      <text:p text:style-name="Standard">Train accuracy after 4 epochs: 78.125 </text:p>
      <text:p text:style-name="Standard">Train accuracy after 5 epochs: 75.0 </text:p>
      <text:p text:style-name="Standard">Train accuracy after 6 epochs: 75.0 </text:p>
      <text:p text:style-name="Standard">Train accuracy after 7 epochs: 75.0 </text:p>
      <text:p text:style-name="Standard">Train accuracy after 8 epochs: 78.125 </text:p>
      <text:p text:style-name="Standard">Train accuracy after 9 epochs: 71.875 </text:p>
      <text:p text:style-name="Standard">Train accuracy after 10 epochs: 78.125 </text:p>
      <text:p text:style-name="Standard"/>
      <text:p text:style-name="P3"/>
      <text:p text:style-name="Standard"/>
      <text:p text:style-name="P1">python main.py --train --model='lstm' –hidden_unit=64</text:p>
      <text:p text:style-name="Standard"/>
      <text:p text:style-name="Standard">Train accuracy after 1 epochs: 68.75 </text:p>
      <text:p text:style-name="Standard">Train accuracy after 2 epochs: 81.25 </text:p>
      <text:p text:style-name="Standard">Train accuracy after 3 epochs: 84.375 </text:p>
      <text:p text:style-name="Standard">Train accuracy after 4 epochs: 84.375 </text:p>
      <text:p text:style-name="Standard">Train accuracy after 5 epochs: 87.5 </text:p>
      <text:p text:style-name="Standard">Train accuracy after 6 epochs: 90.625 </text:p>
      <text:p text:style-name="Standard">Train accuracy after 7 epochs: 87.5 </text:p>
      <text:p text:style-name="Standard">Train accuracy after 8 epochs: 81.25 </text:p>
      <text:p text:style-name="Standard">Train accuracy after 9 epochs: 93.75 </text:p>
      <text:p text:style-name="Standard">Train accuracy after 10 epochs: 90.625 </text:p>
      <text:p text:style-name="Standard"/>
      <text:p text:style-name="P1">python main.py --test --model='lstm' –hidden_unit=64</text:p>
      <text:p text:style-name="Standard"/>
      <text:p text:style-name="Standard">('Test accuracy: <text:s/>', 82.819998264312744) </text:p>
      <text:p text:style-name="P3"/>
      <text:p text:style-name="Standard"/>
      <text:p text:style-name="P1">python Asgn4_main.py --train --model='lstm' –hidden_unit=128</text:p>
      <text:p text:style-name="Standard"/>
      <text:p text:style-name="Standard">Train accuracy after 1 epochs: 81.25 </text:p>
      <text:p text:style-name="Standard"><text:soft-page-break/>Train accuracy after 2 epochs: 81.25 </text:p>
      <text:p text:style-name="Standard">Train accuracy after 3 epochs: 87.5 </text:p>
      <text:p text:style-name="Standard">Train accuracy after 4 epochs: 90.625 </text:p>
      <text:p text:style-name="Standard">Train accuracy after 5 epochs: 87.5 </text:p>
      <text:p text:style-name="Standard">Train accuracy after 6 epochs: 87.5 </text:p>
      <text:p text:style-name="Standard">Train accuracy after 7 epochs: 87.5 </text:p>
      <text:p text:style-name="Standard">Train accuracy after 8 epochs: 84.375 </text:p>
      <text:p text:style-name="Standard">Train accuracy after 9 epochs: 84.375 </text:p>
      <text:p text:style-name="Standard">Train accuracy after 10 epochs: 87.5 </text:p>
      <text:p text:style-name="Standard"/>
      <text:p text:style-name="Standard">python Asgn4_main.py --test --model='lstm' –hidden_unit=128</text:p>
      <text:p text:style-name="Standard"/>
      <text:p text:style-name="Standard">('Test accuracy: <text:s/>', 83.660000562667847) </text:p>
      <text:p text:style-name="Standard"/>
      <text:p text:style-name="P1">python Asgn4_main.py --train --model='gru' –hidden_unit=32</text:p>
      <text:p text:style-name="Standard"/>
      <text:p text:style-name="Standard">Train accuracy after 1 epochs: 68.75 </text:p>
      <text:p text:style-name="Standard">Train accuracy after 2 epochs: 68.75 </text:p>
      <text:p text:style-name="Standard">Train accuracy after 3 epochs: 78.125 </text:p>
      <text:p text:style-name="Standard">Train accuracy after 4 epochs: 84.375 </text:p>
      <text:p text:style-name="Standard">Train accuracy after 5 epochs: 90.625 </text:p>
      <text:p text:style-name="Standard">Train accuracy after 6 epochs: 90.625 </text:p>
      <text:p text:style-name="Standard">Train accuracy after 7 epochs: 84.375 </text:p>
      <text:p text:style-name="Standard">Train accuracy after 8 epochs: 93.75 </text:p>
      <text:p text:style-name="Standard">Train accuracy after 9 epochs: 90.625 </text:p>
      <text:p text:style-name="Standard">Train accuracy after 10 epochs: 93.75 </text:p>
      <text:p text:style-name="Standard"/>
      <text:p text:style-name="P1">python Asgn4_main.py --test --model='gru' –hidden_unit=32 </text:p>
      <text:p text:style-name="Standard"/>
      <text:p text:style-name="Standard">('Test accuracy: <text:s/>', 77.740001678466797) </text:p>
      <text:p text:style-name="Standard"/>
      <text:p text:style-name="P3"/>
      <text:p text:style-name="Standard"/>
      <text:p text:style-name="P1">python Asgn4_main.py --train --model='gru' –hidden_unit=64</text:p>
      <text:p text:style-name="Standard"/>
      <text:p text:style-name="Standard">Train accuracy after 1 epochs: 90.625 </text:p>
      <text:p text:style-name="Standard">Train accuracy after 2 epochs: 90.625 </text:p>
      <text:p text:style-name="Standard">Train accuracy after 3 epochs: 93.75 </text:p>
      <text:p text:style-name="Standard">Train accuracy after 4 epochs: 90.625 </text:p>
      <text:p text:style-name="Standard">Train accuracy after 5 epochs: 93.75 </text:p>
      <text:p text:style-name="Standard">Train accuracy after 6 epochs: 84.375 </text:p>
      <text:p text:style-name="Standard">Train accuracy after 7 epochs: 93.75 </text:p>
      <text:p text:style-name="Standard">Train accuracy after 8 epochs: 90.625 </text:p>
      <text:p text:style-name="Standard">Train accuracy after 9 epochs: 90.625 </text:p>
      <text:p text:style-name="Standard">Train accuracy after 10 epochs: 96.875 </text:p>
      <text:p text:style-name="Standard"/>
      <text:p text:style-name="P1">python Asgn4_main.py --test --model='gru' –hidden_unit=64</text:p>
      <text:p text:style-name="Standard"/>
      <text:p text:style-name="Standard">('Test accuracy: <text:s/>', 80.080002546310425) </text:p>
      <text:p text:style-name="Standard"/>
      <text:p text:style-name="P3"/>
      <text:p text:style-name="Standard"/>
      <text:p text:style-name="P1"><text:soft-page-break/>python Asgn4_main.py --train --model='gru' –hidden_unit=128</text:p>
      <text:p text:style-name="Standard"/>
      <text:p text:style-name="Standard">Train accuracy after 1 epochs: 93.75 </text:p>
      <text:p text:style-name="Standard">Train accuracy after 2 epochs: 93.75 </text:p>
      <text:p text:style-name="Standard">Train accuracy after 3 epochs: 84.375 </text:p>
      <text:p text:style-name="Standard">Train accuracy after 4 epochs: 84.375 </text:p>
      <text:p text:style-name="Standard">Train accuracy after 5 epochs: 84.375 </text:p>
      <text:p text:style-name="Standard">Train accuracy after 6 epochs: 87.5 </text:p>
      <text:p text:style-name="Standard">Train accuracy after 7 epochs: 90.625 </text:p>
      <text:p text:style-name="Standard">Train accuracy after 8 epochs: 84.375 </text:p>
      <text:p text:style-name="Standard">Train accuracy after 9 epochs: 93.75 </text:p>
      <text:p text:style-name="Standard">Train accuracy after 10 epochs: 84.375</text:p>
      <text:p text:style-name="Standard"/>
      <text:p text:style-name="P1">python Asgn4_main.py --test --model='gru' –hidden_unit=128 </text:p>
      <text:p text:style-name="Standard">('Test accuracy: <text:s/>', 80.870002508163452)</text:p>
      <text:p text:style-name="Standard"/>
      <text:p text:style-name="Standard"/>
      <text:p text:style-name="P1">The weights have been stored and restored in the following path :</text:p>
      <text:p text:style-name="P1"/>
      <text:p text:style-name="P1">For LSTM Based model with hidden units 32 : “../weights/lstm/hidden32/” </text:p>
      <text:p text:style-name="P1">For GRU Based model with hidden units 128 : “../weights/gru/hidden128/” then so 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8-03-07T21:08:02</meta:creation-date>
    <dc:date>2018-03-07T21:22:29</dc:date>
    <dc:creator>user </dc:creator>
    <meta:editing-duration>PT6M54S</meta:editing-duration>
    <meta:editing-cycles>3</meta:editing-cycles>
    <meta:generator>LibreOffice/3.5$Linux_X86_64 LibreOffice_project/350m1$Build-2</meta:generator>
    <meta:document-statistic meta:table-count="0" meta:image-count="0" meta:object-count="0" meta:page-count="3" meta:paragraph-count="87" meta:word-count="576" meta:character-count="3880" meta:non-whitespace-character-count="3345"/>
  </office:meta>
</office:document-meta>
</file>